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92in"/>
    </style:style>
    <style:style style:name="co3" style:family="table-column">
      <style:table-column-properties fo:break-before="auto" style:column-width="1.2591in"/>
    </style:style>
    <style:style style:name="co4" style:family="table-column">
      <style:table-column-properties fo:break-before="auto" style:column-width="2.7118in"/>
    </style:style>
    <style:style style:name="co5" style:family="table-column">
      <style:table-column-properties fo:break-before="auto" style:column-width="1.528in"/>
    </style:style>
    <style:style style:name="co6" style:family="table-column">
      <style:table-column-properties fo:break-before="auto" style:column-width="1.2756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text-align-source="fix" style:repeat-content="false" fo:padding="0.028in" style:vertical-align="middle"/>
      <style:paragraph-properties fo:text-align="center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50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Peptide Sequence</text:p>
          </table:table-cell>
          <table:table-cell table:style-name="ce4" office:value-type="string">
            <text:p>Uniprot Accession</text:p>
          </table:table-cell>
          <table:table-cell table:style-name="ce4" office:value-type="string">
            <text:p>Protein Name</text:p>
          </table:table-cell>
          <table:table-cell table:style-name="ce4" office:value-type="string">
            <text:p>FPDock Score</text:p>
          </table:table-cell>
          <table:table-cell table:style-name="ce4" office:value-type="string">
            <text:p>poistion of acetyl-lysine</text:p>
          </table:table-cell>
          <table:table-cell table:style-name="ce4" office:value-type="string">
            <text:p>no. substrates / sec (pep conc. 150 μM)</text:p>
          </table:table-cell>
          <table:table-cell table:number-columns-repeated="1017"/>
        </table:table-row>
        <table:table-row table:style-name="ro2">
          <table:table-cell table:style-name="ce2" office:value-type="string" table:number-columns-spanned="1" table:number-rows-spanned="10">
            <text:p>Class A</text:p>
          </table:table-cell>
          <table:table-cell office:value-type="string">
            <text:p>SG<text:span text:style-name="T1">K(ac)</text:span><text:span text:style-name="T2">KGQ</text:span></text:p>
          </table:table-cell>
          <table:table-cell office:value-type="string">
            <text:p>Q92922</text:p>
          </table:table-cell>
          <table:table-cell table:style-name="ce6" office:value-type="string">
            <text:p>SWI/SNF complex subunit SMARCC1</text:p>
          </table:table-cell>
          <table:table-cell office:value-type="float" office:value="-7.495">
            <text:p>-7.495</text:p>
          </table:table-cell>
          <table:table-cell office:value-type="float" office:value="345">
            <text:p>345</text:p>
          </table:table-cell>
          <table:table-cell table:style-name="ce7" office:value-type="float" office:value="0.000131">
            <text:p>0.000131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II<text:span text:style-name="T1">K(ac)</text:span><text:span text:style-name="T2">DGE</text:span></text:p>
          </table:table-cell>
          <table:table-cell office:value-type="string">
            <text:p>O95831</text:p>
          </table:table-cell>
          <table:table-cell table:style-name="ce6" office:value-type="string">
            <text:p>Apoptosis-inducing factor 1</text:p>
          </table:table-cell>
          <table:table-cell office:value-type="float" office:value="-7.547">
            <text:p>-7.547</text:p>
          </table:table-cell>
          <table:table-cell office:value-type="float" office:value="593">
            <text:p>593</text:p>
          </table:table-cell>
          <table:table-cell table:style-name="ce7" office:value-type="float" office:value="0.000304">
            <text:p>0.000304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DI<text:span text:style-name="T1">K(ac)</text:span><text:span text:style-name="T2">YPL</text:span></text:p>
          </table:table-cell>
          <table:table-cell office:value-type="string">
            <text:p>P00387</text:p>
          </table:table-cell>
          <table:table-cell table:style-name="ce6" office:value-type="string">
            <text:p>NADH-cytochrome b5 reductase 3</text:p>
          </table:table-cell>
          <table:table-cell office:value-type="float" office:value="-7.596">
            <text:p>-7.596</text:p>
          </table:table-cell>
          <table:table-cell office:value-type="float" office:value="42">
            <text:p>42</text:p>
          </table:table-cell>
          <table:table-cell table:style-name="ce7" office:value-type="float" office:value="0.001572">
            <text:p>0.001572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PG<text:span text:style-name="T1">K(ac)</text:span><text:span text:style-name="T2">GVK</text:span></text:p>
          </table:table-cell>
          <table:table-cell office:value-type="string">
            <text:p>Q01094</text:p>
          </table:table-cell>
          <table:table-cell table:style-name="ce6" office:value-type="string">
            <text:p>Transcription factor E2F1</text:p>
          </table:table-cell>
          <table:table-cell office:value-type="float" office:value="-7.597">
            <text:p>-7.597</text:p>
          </table:table-cell>
          <table:table-cell office:value-type="float" office:value="117">
            <text:p>117</text:p>
          </table:table-cell>
          <table:table-cell table:style-name="ce7" office:value-type="float" office:value="0.000732">
            <text:p>0.000732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DD<text:span text:style-name="T1">K(ac)</text:span><text:span text:style-name="T2">YTL</text:span></text:p>
          </table:table-cell>
          <table:table-cell office:value-type="string">
            <text:p>Q15005</text:p>
          </table:table-cell>
          <table:table-cell table:style-name="ce6" office:value-type="string">
            <text:p>Signal peptidase complex subunit 2</text:p>
          </table:table-cell>
          <table:table-cell office:value-type="float" office:value="-7.597">
            <text:p>-7.597</text:p>
          </table:table-cell>
          <table:table-cell office:value-type="float" office:value="169">
            <text:p>169</text:p>
          </table:table-cell>
          <table:table-cell table:style-name="ce7" office:value-type="float" office:value="0.000133">
            <text:p>0.000133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TQ<text:span text:style-name="T1">K(ac)</text:span><text:span text:style-name="T2">QEQ</text:span></text:p>
          </table:table-cell>
          <table:table-cell office:value-type="string">
            <text:p>P12270</text:p>
          </table:table-cell>
          <table:table-cell table:style-name="ce6" office:value-type="string">
            <text:p>Nucleoprotein TPR</text:p>
          </table:table-cell>
          <table:table-cell office:value-type="float" office:value="-7.604">
            <text:p>-7.604</text:p>
          </table:table-cell>
          <table:table-cell office:value-type="float" office:value="755">
            <text:p>755</text:p>
          </table:table-cell>
          <table:table-cell table:style-name="ce7" office:value-type="float" office:value="0.000291">
            <text:p>0.000291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VS<text:span text:style-name="T1">K(ac)</text:span><text:span text:style-name="T2">GTL</text:span></text:p>
          </table:table-cell>
          <table:table-cell office:value-type="string">
            <text:p>P16401</text:p>
          </table:table-cell>
          <table:table-cell table:style-name="ce6" office:value-type="string">
            <text:p>Histone H1.5</text:p>
          </table:table-cell>
          <table:table-cell office:value-type="float" office:value="-7.688">
            <text:p>-7.688</text:p>
          </table:table-cell>
          <table:table-cell office:value-type="float" office:value="93">
            <text:p>93</text:p>
          </table:table-cell>
          <table:table-cell table:style-name="ce7" office:value-type="float" office:value="0.001704">
            <text:p>0.001704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SF<text:span text:style-name="T1">K(ac)</text:span><text:span text:style-name="T2">SDQ</text:span></text:p>
          </table:table-cell>
          <table:table-cell office:value-type="string">
            <text:p>Q9UPN9</text:p>
          </table:table-cell>
          <table:table-cell table:style-name="ce6" office:value-type="string">
            <text:p>E3 ubiquitin-protein ligase TRIM33</text:p>
          </table:table-cell>
          <table:table-cell office:value-type="float" office:value="-7.742">
            <text:p>-7.742</text:p>
          </table:table-cell>
          <table:table-cell office:value-type="float" office:value="769">
            <text:p>769</text:p>
          </table:table-cell>
          <table:table-cell table:style-name="ce7" office:value-type="float" office:value="0.002459">
            <text:p>0.002459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ES<text:span text:style-name="T1">K(ac)</text:span><text:span text:style-name="T2">FQQ</text:span></text:p>
          </table:table-cell>
          <table:table-cell office:value-type="string">
            <text:p>P06400</text:p>
          </table:table-cell>
          <table:table-cell table:style-name="ce6" office:value-type="string">
            <text:p>Retinoblastoma-associated protein</text:p>
          </table:table-cell>
          <table:table-cell office:value-type="float" office:value="-8.791">
            <text:p>-8.791</text:p>
          </table:table-cell>
          <table:table-cell office:value-type="float" office:value="896">
            <text:p>896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covered-table-cell/>
          <table:table-cell office:value-type="string">
            <text:p>VS<text:span text:style-name="T1">K(ac)</text:span><text:span text:style-name="T2">GPF</text:span></text:p>
          </table:table-cell>
          <table:table-cell office:value-type="string">
            <text:p>Q92794</text:p>
          </table:table-cell>
          <table:table-cell table:style-name="ce6" office:value-type="string">
            <text:p>Histone acetyltransferase KAT6A</text:p>
          </table:table-cell>
          <table:table-cell office:value-type="float" office:value="-9.611">
            <text:p>-9.611</text:p>
          </table:table-cell>
          <table:table-cell office:value-type="float" office:value="350">
            <text:p>350</text:p>
          </table:table-cell>
          <table:table-cell table:style-name="ce7" office:value-type="float" office:value="0.004044">
            <text:p>0.004044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 table:number-columns-spanned="1" table:number-rows-spanned="11">
            <text:p>Class B</text:p>
          </table:table-cell>
          <table:table-cell table:style-name="ce5" office:value-type="string">
            <text:p>FSK(ac)VRT</text:p>
          </table:table-cell>
          <table:table-cell office:value-type="string">
            <text:p>Q92794</text:p>
          </table:table-cell>
          <table:table-cell table:style-name="ce6" office:value-type="string">
            <text:p>Histone acetyltransferase KAT6A</text:p>
          </table:table-cell>
          <table:table-cell table:style-name="ce6" office:value-type="float" office:value="1791.825">
            <text:p>1791.825</text:p>
          </table:table-cell>
          <table:table-cell office:value-type="float" office:value="355">
            <text:p>355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covered-table-cell/>
          <table:table-cell office:value-type="string">
            <text:p>VGK(ac)SVS</text:p>
          </table:table-cell>
          <table:table-cell office:value-type="string">
            <text:p>Q92794</text:p>
          </table:table-cell>
          <table:table-cell table:style-name="ce6" office:value-type="string">
            <text:p>Histone acetyltransferase KAT6A</text:p>
          </table:table-cell>
          <table:table-cell table:style-name="ce6" office:value-type="float" office:value="1750.608">
            <text:p>1750.608</text:p>
          </table:table-cell>
          <table:table-cell office:value-type="float" office:value="815">
            <text:p>815</text:p>
          </table:table-cell>
          <table:table-cell table:style-name="ce7" office:value-type="float" office:value="-0.00034">
            <text:p>-0.00034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DHK(ac)TLY</text:p>
          </table:table-cell>
          <table:table-cell office:value-type="string">
            <text:p>Q92794</text:p>
          </table:table-cell>
          <table:table-cell table:style-name="ce6" office:value-type="string">
            <text:p>Histone acetyltransferase KAT6A</text:p>
          </table:table-cell>
          <table:table-cell table:style-name="ce6" office:value-type="float" office:value="174.228">
            <text:p>174.228</text:p>
          </table:table-cell>
          <table:table-cell office:value-type="float" office:value="604">
            <text:p>604</text:p>
          </table:table-cell>
          <table:table-cell table:style-name="ce7" office:value-type="float" office:value="0.001496">
            <text:p>0.001496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MIK(ac)HLE</text:p>
          </table:table-cell>
          <table:table-cell office:value-type="string">
            <text:p>P06400</text:p>
          </table:table-cell>
          <table:table-cell table:style-name="ce6" office:value-type="string">
            <text:p>Retinoblastoma-associated protein</text:p>
          </table:table-cell>
          <table:table-cell table:style-name="ce6" office:value-type="float" office:value="186.349">
            <text:p>186.349</text:p>
          </table:table-cell>
          <table:table-cell office:value-type="float" office:value="548">
            <text:p>548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covered-table-cell/>
          <table:table-cell office:value-type="string">
            <text:p>FTK(ac)DHL</text:p>
          </table:table-cell>
          <table:table-cell office:value-type="string">
            <text:p>Q9UPN9</text:p>
          </table:table-cell>
          <table:table-cell table:style-name="ce6" office:value-type="string">
            <text:p>E3 ubiquitin-protein ligase TRIM33</text:p>
          </table:table-cell>
          <table:table-cell table:style-name="ce6" office:value-type="float" office:value="965.098">
            <text:p>965.098</text:p>
          </table:table-cell>
          <table:table-cell office:value-type="float" office:value="252">
            <text:p>252</text:p>
          </table:table-cell>
          <table:table-cell table:style-name="ce7" office:value-type="float" office:value="0.000631">
            <text:p>0.000631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KGK(ac)TAQ</text:p>
          </table:table-cell>
          <table:table-cell office:value-type="string">
            <text:p>Q9UPN9</text:p>
          </table:table-cell>
          <table:table-cell table:style-name="ce6" office:value-type="string">
            <text:p>E3 ubiquitin-protein ligase TRIM33</text:p>
          </table:table-cell>
          <table:table-cell office:value-type="float" office:value="2.606">
            <text:p>2.606</text:p>
          </table:table-cell>
          <table:table-cell office:value-type="float" office:value="953">
            <text:p>953</text:p>
          </table:table-cell>
          <table:table-cell table:style-name="ce7" office:value-type="float" office:value="0.000613">
            <text:p>0.000613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table:style-name="ce5" office:value-type="string">
            <text:p>GVK(ac)KVA</text:p>
          </table:table-cell>
          <table:table-cell office:value-type="string">
            <text:p>P16401</text:p>
          </table:table-cell>
          <table:table-cell table:style-name="ce6" office:value-type="string">
            <text:p>Histone H1.5</text:p>
          </table:table-cell>
          <table:table-cell office:value-type="float" office:value="623.595">
            <text:p>623.595</text:p>
          </table:table-cell>
          <table:table-cell office:value-type="float" office:value="168">
            <text:p>168</text:p>
          </table:table-cell>
          <table:table-cell table:style-name="ce7" office:value-type="float" office:value="0.000194">
            <text:p>0.000194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KPK(ac)AAK</text:p>
          </table:table-cell>
          <table:table-cell office:value-type="string">
            <text:p>P16401</text:p>
          </table:table-cell>
          <table:table-cell table:style-name="ce6" office:value-type="string">
            <text:p>Histone H1.5</text:p>
          </table:table-cell>
          <table:table-cell office:value-type="float" office:value="144.875">
            <text:p>144.875</text:p>
          </table:table-cell>
          <table:table-cell office:value-type="float" office:value="209">
            <text:p>209</text:p>
          </table:table-cell>
          <table:table-cell table:style-name="ce7" office:value-type="float" office:value="0.000819">
            <text:p>0.000819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SFK(ac)LNK</text:p>
          </table:table-cell>
          <table:table-cell office:value-type="string">
            <text:p>P16401</text:p>
          </table:table-cell>
          <table:table-cell table:style-name="ce6" office:value-type="string">
            <text:p>Histone H1.5</text:p>
          </table:table-cell>
          <table:table-cell table:style-name="ce6" office:value-type="float" office:value="16.165">
            <text:p>16.165</text:p>
          </table:table-cell>
          <table:table-cell office:value-type="float" office:value="109">
            <text:p>109</text:p>
          </table:table-cell>
          <table:table-cell table:style-name="ce7" office:value-type="float" office:value="0.000122">
            <text:p>0.000122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IVK(ac)EVE</text:p>
          </table:table-cell>
          <table:table-cell office:value-type="string">
            <text:p>P12270</text:p>
          </table:table-cell>
          <table:table-cell table:style-name="ce6" office:value-type="string">
            <text:p>Nucleoprotein TPR</text:p>
          </table:table-cell>
          <table:table-cell table:style-name="ce6" office:value-type="float" office:value="1430.129">
            <text:p>1430.129</text:p>
          </table:table-cell>
          <table:table-cell office:value-type="float" office:value="428">
            <text:p>428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covered-table-cell/>
          <table:table-cell office:value-type="string">
            <text:p>NQK(ac)LTA</text:p>
          </table:table-cell>
          <table:table-cell office:value-type="string">
            <text:p>P12270</text:p>
          </table:table-cell>
          <table:table-cell table:style-name="ce6" office:value-type="string">
            <text:p>Nucleoprotein TPR</text:p>
          </table:table-cell>
          <table:table-cell table:style-name="ce6" office:value-type="float" office:value="974.523">
            <text:p>974.523</text:p>
          </table:table-cell>
          <table:table-cell office:value-type="float" office:value="748">
            <text:p>748</text:p>
          </table:table-cell>
          <table:table-cell table:style-name="ce8" office:value-type="string">
            <text:p>-9.79E-05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 table:number-columns-spanned="1" table:number-rows-spanned="5">
            <text:p>Class C</text:p>
          </table:table-cell>
          <table:table-cell office:value-type="string">
            <text:p>VSK(ac)AVE</text:p>
          </table:table-cell>
          <table:table-cell office:value-type="string">
            <text:p>P06733</text:p>
          </table:table-cell>
          <table:table-cell table:style-name="ce6" office:value-type="string">
            <text:p>Alpha-enolase</text:p>
          </table:table-cell>
          <table:table-cell office:value-type="float" office:value="-5.069">
            <text:p>-5.069</text:p>
          </table:table-cell>
          <table:table-cell office:value-type="float" office:value="64">
            <text:p>64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covered-table-cell/>
          <table:table-cell office:value-type="string">
            <text:p>MGK(ac)GVS</text:p>
          </table:table-cell>
          <table:table-cell office:value-type="string">
            <text:p>P06733</text:p>
          </table:table-cell>
          <table:table-cell table:style-name="ce6" office:value-type="string">
            <text:p>Alpha-enolase</text:p>
          </table:table-cell>
          <table:table-cell office:value-type="float" office:value="-5.162">
            <text:p>-5.162</text:p>
          </table:table-cell>
          <table:table-cell office:value-type="float" office:value="60">
            <text:p>6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covered-table-cell/>
          <table:table-cell office:value-type="string">
            <text:p>SGK(ac)YDL</text:p>
          </table:table-cell>
          <table:table-cell office:value-type="string">
            <text:p>P06733</text:p>
          </table:table-cell>
          <table:table-cell table:style-name="ce6" office:value-type="string">
            <text:p>Alpha-enolase</text:p>
          </table:table-cell>
          <table:table-cell office:value-type="float" office:value="-7.15">
            <text:p>-7.15</text:p>
          </table:table-cell>
          <table:table-cell office:value-type="float" office:value="256">
            <text:p>256</text:p>
          </table:table-cell>
          <table:table-cell table:style-name="ce7" office:value-type="float" office:value="0.001318">
            <text:p>0.001318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DSK(ac)NAK</text:p>
          </table:table-cell>
          <table:table-cell office:value-type="string">
            <text:p>Q92793</text:p>
          </table:table-cell>
          <table:table-cell office:value-type="string">
            <text:p>CREB Binding Protein</text:p>
          </table:table-cell>
          <table:table-cell office:value-type="float" office:value="-4.4">
            <text:p>-4.4</text:p>
          </table:table-cell>
          <table:table-cell office:value-type="float" office:value="1583">
            <text:p>1583</text:p>
          </table:table-cell>
          <table:table-cell table:style-name="ce7" office:value-type="float" office:value="0.001035">
            <text:p>0.001035</text:p>
          </table:table-cell>
          <table:table-cell table:style-name="Default"/>
          <table:table-cell table:number-columns-repeated="1016"/>
        </table:table-row>
        <table:table-row table:style-name="ro2">
          <table:covered-table-cell/>
          <table:table-cell office:value-type="string">
            <text:p>KKK(ac)NNK</text:p>
          </table:table-cell>
          <table:table-cell office:value-type="string">
            <text:p>Q92793</text:p>
          </table:table-cell>
          <table:table-cell office:value-type="string">
            <text:p>CREB Binding Protein</text:p>
          </table:table-cell>
          <table:table-cell office:value-type="float" office:value="-5.241">
            <text:p>-5.241</text:p>
          </table:table-cell>
          <table:table-cell office:value-type="float" office:value="1588">
            <text:p>1588</text:p>
          </table:table-cell>
          <table:table-cell table:style-name="ce7" office:value-type="float" office:value="0.000332">
            <text:p>0.000332</text:p>
          </table:table-cell>
          <table:table-cell table:style-name="Default"/>
          <table:table-cell table:number-columns-repeated="1016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r </meta:initial-creator>
    <meta:creation-date>2012-07-17T20:57:17</meta:creation-date>
    <dc:creator>lior </dc:creator>
    <dc:date>2013-04-13T14:33:07</dc:date>
    <meta:editing-cycles>16</meta:editing-cycles>
    <meta:editing-duration>PT1H7M52S</meta:editing-duration>
    <meta:generator>LibreOffice/3.5$Linux_X86_64 LibreOffice_project/350m1$Build-2</meta:generator>
    <meta:document-statistic meta:table-count="3" meta:cell-count="159" meta:object-count="0"/>
  </office:meta>
</office:document-meta>
</file>